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dbb6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background-color="#dddddd" fo:border="0.06pt solid #000000"/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13cm" svg:height="9.748cm" svg:x="16.63cm" svg:y="2.736cm">
            <draw:object draw:notify-on-update-of-ranges="Sheet1.A2:Sheet1.A2 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71cm" svg:height="9.75cm" svg:x="35.865cm" svg:y="2.824cm">
            <draw:object draw:notify-on-update-of-ranges="Sheet1.E2:Sheet1.E2 Sheet1.E3:Sheet1.E12 Sheet1.F2:Sheet1.F2 Sheet1.F3:Sheet1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TICION</text:p>
          </table:table-cell>
          <table:table-cell table:style-name="ce1" office:value-type="string" calcext:value-type="string">
            <text:p>R-ORIGINAL</text:p>
          </table:table-cell>
          <table:table-cell table:number-columns-repeated="2"/>
          <table:table-cell table:style-name="ce1" office:value-type="string" calcext:value-type="string">
            <text:p>PETICION</text:p>
          </table:table-cell>
          <table:table-cell table:style-name="ce1" office:value-type="string" calcext:value-type="string">
            <text:p>R-DO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11" calcext:value-type="float">
            <text:p>0.36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4583" calcext:value-type="float">
            <text:p>0.45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6429" calcext:value-type="float">
            <text:p>0.64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.167" calcext:value-type="float">
            <text:p>1.1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∞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∞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5T22:02:27.638580021</meta:creation-date>
    <dc:date>2024-04-25T22:52:19.409958639</dc:date>
    <meta:editing-duration>PT7M51S</meta:editing-duration>
    <meta:editing-cycles>1</meta:editing-cycles>
    <meta:generator>LibreOffice/6.4.7.2$Linux_X86_64 LibreOffice_project/40$Build-2</meta:generator>
    <meta:document-statistic meta:table-count="1" meta:cell-count="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4cm" svg:height="9.749cm" xlink:href=".." xlink:type="simple" chart:class="chart:bar" chart:style-name="ch1">
        <chart:title svg:x="3.895cm" svg:y="0.33cm" chart:style-name="ch2">
          <text:p>Tiempo de respuesta según nº de peticiones</text:p>
        </chart:title>
        <chart:legend chart:legend-position="top" svg:x="7.092cm" svg:y="1.294cm" style:legend-expansion="wide" chart:style-name="ch3"/>
        <chart:plot-area chart:style-name="ch4" table:cell-range-address="Sheet1.A2:Sheet1.B7" chart:data-source-has-labels="both" svg:x="1.345cm" svg:y="2.086cm" svg:width="15.035cm" svg:height="6.488cm">
          <chartooo:coordinate-region svg:x="2.072cm" svg:y="2.286cm" svg:width="14.308cm" svg:height="5.641cm"/>
          <chart:axis chart:dimension="x" chart:name="primary-x" chart:style-name="ch5" chartooo:axis-type="auto">
            <chartooo:date-scale/>
            <chart:title svg:x="7.879cm" svg:y="8.768cm" chart:style-name="ch6">
              <text:p>nº peticiones</text:p>
            </chart:title>
            <chart:categories table:cell-range-address="Sheet1.A3:Sheet1.A7"/>
          </chart:axis>
          <chart:axis chart:dimension="y" chart:name="primary-y" chart:style-name="ch7">
            <chart:title svg:x="0.451cm" svg:y="6.909cm" chart:style-name="ch8">
              <text:p>Tiempo de respuesta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bar">
            <chart:data-point chart:style-name="ch11" chart:repeated="2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-ORIGINAL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0.3611">
                <text:p>0.3611</text:p>
                <draw:g>
                  <svg:desc>Sheet1.B3:Sheet1.B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83">
                <text:p>0.45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9">
                <text:p>0.6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11cm" svg:height="9.751cm" xlink:href=".." xlink:type="simple" chart:class="chart:bar" chart:style-name="ch1">
        <chart:title svg:x="3.893cm" svg:y="0.331cm" chart:style-name="ch2">
          <text:p>Tiempo de respuesta según nº de peticiones</text:p>
        </chart:title>
        <chart:legend chart:legend-position="top" svg:x="7.328cm" svg:y="1.295cm" style:legend-expansion="wide" chart:style-name="ch3"/>
        <chart:plot-area chart:style-name="ch4" table:cell-range-address="Sheet1.E2:Sheet1.F12" chart:data-source-has-labels="both" svg:x="1.345cm" svg:y="2.088cm" svg:width="15.032cm" svg:height="6.487cm">
          <chartooo:coordinate-region svg:x="2.072cm" svg:y="2.287cm" svg:width="14.305cm" svg:height="5.641cm"/>
          <chart:axis chart:dimension="x" chart:name="primary-x" chart:style-name="ch5" chartooo:axis-type="auto">
            <chartooo:date-scale/>
            <chart:title svg:x="7.878cm" svg:y="8.77cm" chart:style-name="ch6">
              <text:p>nº peticiones</text:p>
            </chart:title>
            <chart:categories table:cell-range-address="Sheet1.E3:Sheet1.E12"/>
          </chart:axis>
          <chart:axis chart:dimension="y" chart:name="primary-y" chart:style-name="ch7">
            <chart:title svg:x="0.451cm" svg:y="6.91cm" chart:style-name="ch8">
              <text:p>Tiempo de respuesta</text:p>
            </chart:title>
            <chart:grid chart:style-name="ch9" chart:class="major"/>
          </chart:axis>
          <chart:series chart:style-name="ch10" chart:values-cell-range-address="Sheet1.F3:Sheet1.F12" chart:label-cell-address="Sheet1.F2:Sheet1.F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-DOBL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12</svg:desc>
                </draw:g>
              </table:table-cell>
              <table:table-cell office:value-type="float" office:value="0.2222">
                <text:p>0.2222</text:p>
                <draw:g>
                  <svg:desc>Sheet1.F3:Sheet1.F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